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Tahoma" svg:font-family="Tahoma"/>
    <style:font-face style:name="Tahoma1" svg:font-family="Tahoma" style:font-family-generic="system" style:font-pitch="variable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1" style:family="paragraph" style:parent-style-name="Text_20_body">
      <style:text-properties officeooo:rsid="00137eb9" officeooo:paragraph-rsid="00137eb9"/>
    </style:style>
    <style:style style:name="Tableab873ba7103a4b75b63b4d1814f72ebc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fcI1pod" style:family="table-cell">
      <style:table-cell-properties style:vertical-align="middle" fo:border="0.05pt solid #000000" fo:padding="0.500cm"/>
    </style:style>
    <style:style style:name="Tableab873ba7103a4b75b63b4d1814f72ebc.1" style:family="table-column">
      <style:table-column-properties style:rel-column-width="65534*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><office:annotation><dc:creator>POD</dc:creator><dc:date>2024-04-22T16:09:15</dc:date><text:p>Error while evaluating the expression "xhtml(dummy.getAt1(), stylesMapping='Hello')" defined in the "from" part of a statement. PodError: The styles mapping must be a dictionary or a UserDict instance.</text:p><text:p>    fromRes = context['_eval_'].run(self.fromExpr, context)</text:p><text:p>  File "/home/gdy999/.local/lib/python3.10/site-packages/appy/pod/__init__.py", line 44, in run</text:p><text:p>    return eval(expression, context)</text:p><text:p>  File "&lt;string&gt;", line 1, in &lt;module&gt;</text:p><text:p>  File "/home/gdy999/.local/lib/python3.10/site-packages/appy/pod/renderer.py", line 605, in renderXhtml</text:p><text:p>    stylesMapping = self.stylesManager.checkStylesMapping(stylesMapping)</text:p><text:p>  File "/home/gdy999/.local/lib/python3.10/site-packages/appy/pod/styles_manager.py", line 1486, in checkStylesMapping</text:p><text:p>    raise PodError(MAP_KO)</text:p><text:p>appy.pod.PodError: The styles mapping must be a dictionary or a UserDict instance.</text:p></office:annotation></text:p>
      <text:p text:style-name="Standard"/>
      <text:h><office:annotation><dc:creator>POD</dc:creator><dc:date>2024-04-22T16:09:15</dc:date><text:p>Error while evaluating the expression "xhtml(dummy.getAt1(), stylesMapping={'h1':-98})" defined in the "from" part of a statement. PodError: The styles mapping value for key "h1" must be a string.</text:p><text:p>    fromRes = context['_eval_'].run(self.fromExpr, context)</text:p><text:p>  File "/home/gdy999/.local/lib/python3.10/site-packages/appy/pod/__init__.py", line 44, in run</text:p><text:p>    return eval(expression, context)</text:p><text:p>  File "&lt;string&gt;", line 1, in &lt;module&gt;</text:p><text:p>  File "/home/gdy999/.local/lib/python3.10/site-packages/appy/pod/renderer.py", line 605, in renderXhtml</text:p><text:p>    stylesMapping = self.stylesManager.checkStylesMapping(stylesMapping)</text:p><text:p>  File "/home/gdy999/.local/lib/python3.10/site-packages/appy/pod/styles_manager.py", line 1517, in checkStylesMapping</text:p><text:p>    raise PodError(VAL_STR_KO % xhtmlStyleName)</text:p><text:p>appy.pod.PodError: The styles mapping value for key "h1" must be a string.</text:p></office:annotation></text:h>
      <text:h text:style-name="Heading_20_1" text:outline-level="1">I am in a title but the<office:annotation><dc:creator>POD</dc:creator><dc:date>2024-04-22T16:09:15</dc:date><text:p>Action specified element "text" but available elements in this part of the document are ['title'].</text:p><text:p>appy.pod.buffers.ParsingError: Action specified element "text" but available elements in this part of the document are ['title'].</text:p></office:annotation> note says “do text...”</text:h>
      <text:p text:style-name="Text_20_body">Bla.</text:p>
      <text:h text:style-name="Heading_20_1" text:outline-level="1">Title 1</text:h>
      <text:h text:style-name="Heading_20_2" text:outline-level="2">Title 2</text:h>
      <text:h text:style-name="Heading_20_3" text:outline-level="3">Title 3</text:h>
      <text:h text:style-name="Heading_20_4" text:outline-level="4">Title 4</text:h>
      <text:h text:style-name="Heading_20_5" text:outline-level="5">Title 5</text:h>
      <text:p text:style-name="Text_20_body">I put those titles there, else, OO does not include those style definitions in the saved file.</text:p>
      <table:table table:name="Tableab873ba7103a4b75b63b4d1814f72ebc" table:style-name="Tableab873ba7103a4b75b63b4d1814f72ebc">
        <table:table-column table:style-name="Tableab873ba7103a4b75b63b4d1814f72ebc.1"/>
        <table:table-row>
          <table:table-cell table:style-name="fcI1pod">
            <text:p text:style-name="podCellContent">T</text:p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Tahoma" svg:font-family="Tahoma"/>
    <style:font-face style:name="Tahoma1" svg:font-family="Tahoma" style:font-family-generic="system" style:font-pitch="variable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12pt" fo:language="en" fo:country="US" style:font-name-asian="DejaVu San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en" fo:country="US" style:font-name-asian="DejaVu San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Mincho" style:font-family-asian="Mincho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text:list-style style:name="podNumberedList">
      <text:list-level-style-number text:level="1" text:style-name="podNumberStyle" style:num-suffix="." style:num-format="1">
        <style:list-level-properties text:space-before="0.08in" text:min-label-width="0.16in"/>
      </text:list-level-style-number>
      <text:list-level-style-number text:level="2" text:style-name="podNumberStyle" style:num-suffix="." style:num-format="1">
        <style:list-level-properties text:space-before="0.4in" text:min-label-width="0.16in"/>
      </text:list-level-style-number>
      <text:list-level-style-number text:level="3" text:style-name="podNumberStyle" style:num-suffix="." style:num-format="1">
        <style:list-level-properties text:space-before="0.72in" text:min-label-width="0.16in"/>
      </text:list-level-style-number>
      <text:list-level-style-number text:level="4" text:style-name="podNumberStyle" style:num-suffix="." style:num-format="1">
        <style:list-level-properties text:space-before="1.04in" text:min-label-width="0.16in"/>
      </text:list-level-style-number>
    </text:list-style>
    <text:list-style style:name="podBulletedList">
      <text:list-level-style-bullet text:level="1" text:style-name="podBulletStyle" text:bullet-char="•">
        <style:list-level-properties text:space-before="0.08in" text:min-label-width="0.16in"/>
      </text:list-level-style-bullet>
      <text:list-level-style-bullet text:level="2" text:style-name="podBulletStyle" text:bullet-char="◦">
        <style:list-level-properties text:space-before="0.4in" text:min-label-width="0.16in"/>
      </text:list-level-style-bullet>
      <text:list-level-style-bullet text:level="3" text:style-name="podBulletStyle" text:bullet-char="▪">
        <style:list-level-properties text:space-before="0.72in" text:min-label-width="0.16in"/>
      </text:list-level-style-bullet>
      <text:list-level-style-bullet text:level="4" text:style-name="podBulletStyle" text:bullet-char="•">
        <style:list-level-properties text:space-before="1.04in" text:min-label-width="0.16in"/>
      </text:list-level-style-bullet>
    </text:list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meta:initial-creator>Gaetan Delannay</meta:initial-creator>
    <meta:creation-date>2007-08-06T12:09:45</meta:creation-date>
    <dc:date>2024-04-22T15:49:24.024968034</dc:date>
    <dc:language>en-US</dc:language>
    <meta:editing-cycles>11</meta:editing-cycles>
    <meta:editing-duration>PT1H46M37S</meta:editing-duration>
    <meta:document-statistic meta:table-count="0" meta:image-count="0" meta:object-count="0" meta:page-count="1" meta:paragraph-count="11" meta:word-count="65" meta:character-count="351" meta:non-whitespace-character-count="296"/>
    <meta:user-defined meta:name="Info 1"/>
    <meta:user-defined meta:name="Info 2"/>
    <meta:user-defined meta:name="Info 3"/>
    <meta:user-defined meta:name="Info 4"/>
    <dc:title>xhtmlStylesErrors</dc:title>
  </office:meta>
</office:document-meta>
</file>